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pr9" style:family="presentation" style:parent-style-name="Default-title">
      <style:graphic-properties fo:min-height="1.872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581cm" style:use-optimal-column-width="false"/>
    </style:style>
    <style:style style:name="co27" style:family="table-column">
      <style:table-column-properties style:column-width="8.719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P22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end" style:writing-mode="rl-tb"/>
      <style:text-properties fo:color="#0000ff" fo:font-size="32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ff3333" fo:font-size="40pt" style:font-size-asian="40pt" style:font-size-complex="40pt"/>
    </style:style>
    <style:style style:name="T43" style:family="text">
      <style:text-properties fo:color="#ff3333" fo:font-size="26pt" style:font-size-asian="26pt" style:font-size-complex="26pt"/>
    </style:style>
    <style:style style:name="T44" style:family="text">
      <style:text-properties fo:color="#cc0000"/>
    </style:style>
    <style:style style:name="T45" style:family="text">
      <style:text-properties fo:color="#cc00cc"/>
    </style:style>
    <style:style style:name="T46" style:family="text">
      <style:text-properties fo:color="#009900"/>
    </style:style>
    <style:style style:name="T47" style:family="text">
      <style:text-properties fo:font-size="36pt" fo:font-weight="bold" style:font-size-asian="36pt" style:font-weight-asian="bold" style:font-size-complex="36pt" style:font-weight-complex="bold"/>
    </style:style>
    <style:style style:name="T48" style:family="text">
      <style:text-properties fo:color="#009900" fo:font-size="44pt" style:font-size-asian="44pt" style:font-size-complex="44pt"/>
    </style:style>
    <style:style style:name="T49" style:family="text">
      <style:text-properties fo:color="#ff0000" fo:font-size="44pt" style:font-size-asian="44pt" style:font-size-complex="44pt"/>
    </style:style>
    <style:style style:name="T50" style:family="text">
      <style:text-properties fo:color="#9900ff" fo:font-size="40pt" style:font-size-asian="40pt" style:font-size-complex="40pt"/>
    </style:style>
    <style:style style:name="T51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9900" style:text-position="-33% 58%" fo:font-size="40pt" style:font-size-asian="40pt" style:font-size-complex="40pt"/>
    </style:style>
    <style:style style:name="T54" style:family="text">
      <style:text-properties fo:color="#cc00cc" style:text-position="0% 100%"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cc00cc" style:text-position="0% 100%" fo:font-size="40pt" style:font-size-asian="40pt" style:font-size-complex="40pt"/>
    </style:style>
    <style:style style:name="T56" style:family="text">
      <style:text-properties fo:color="#cc00cc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cc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cc00cc" fo:font-size="40pt" style:font-size-asian="40pt" style:font-size-complex="40pt"/>
    </style:style>
    <style:style style:name="T59" style:family="text">
      <style:text-properties fo:color="#cc00cc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fo:color="#0000ff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0000ff" style:text-position="0% 100%" fo:font-size="40pt" style:font-size-asian="40pt" style:font-size-complex="40pt"/>
    </style:style>
    <style:style style:name="T62" style:family="text">
      <style:text-properties fo:color="#0000ff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3" style:family="text">
      <style:text-properties fo:color="#0000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64" style:family="text">
      <style:text-properties fo:color="#009900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5" style:family="text">
      <style:text-properties fo:color="#009900" fo:font-size="32pt" fo:font-weight="normal" style:font-size-asian="40pt" style:font-weight-asian="normal" style:font-size-complex="40pt" style:font-weight-complex="normal"/>
    </style:style>
    <style:style style:name="T66" style:family="text">
      <style:text-properties fo:color="#009900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7" style:family="text">
      <style:text-properties fo:color="#009900" style:text-position="-33% 58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8" style:family="text">
      <style:text-properties fo:color="#009900" style:text-position="0% 100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9" style:family="text">
      <style:text-properties fo:color="#cc00cc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0" style:family="text">
      <style:text-properties fo:color="#cc00cc" style:text-position="0% 100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1" style:family="text">
      <style:text-properties fo:color="#cc00cc" style:text-position="-33% 58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2" style:family="text">
      <style:text-properties fo:color="#cc00cc" style:text-position="0% 100%" style:font-name="Times New Roman" fo:font-size="32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3" style:family="text">
      <style:text-properties fo:color="#009900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4" style:family="text">
      <style:text-properties fo:color="#0000ff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יווי-משקל נאש</text:span><text:span text:style-name="T1"><text:line-break/></text:span><text:span text:style-name="T2">במשחקים ובמכרזים</text:span><text:span text:style-name="T1"><text:line-break/></text:span><text:span text:style-name="T1"><text:line-break/></text:span><text:span text:style-name="T3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ה עושים שחקנים במנגנון לא אמיתי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שחק תיאו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2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שאין פעולה שולט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 (</text:span><text:span text:style-name="T9">Nash</text:span><text:span text:style-name="T9">)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כל השחקנים, שבו הפעולה של כל שחקן נותנת לו 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כרז מחיר ראשון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8cm" svg:height="18.41cm" svg:x="0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k&lt;19</text:span><text:span text:style-name="T39"> אז </text:span><text:span text:style-name="T39">s=k+1</text:span><text:span text:style-name="T39"> ואז כ יעלה ל-</text:span><text:span text:style-name="T39">s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k&gt;=19</text:span><text:span text:style-name="T40"> וגם </text:span><text:span text:style-name="T40">k&lt;60</text:span><text:span text:style-name="T41">, אז </text:span><text:span text:style-name="T41">s=k+1</text:span><text:span text:style-name="T41"> וזה כן ש”מ.</text:span></text:p>
              </text:list-item>
              <text:list-item>
                <text:p text:style-name="P5"><text:span text:style-name="T38">אם </text:span><text:span text:style-name="T38">k&gt;=60</text:span><text:span text:style-name="T39">, ס יפסיד ו-כ יירד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8.41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k&lt;20</text:span><text:span text:style-name="T41"> אז כל </text:span><text:span text:style-name="T41">s&gt;=20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20</text:span><text:span text:style-name="T40"> וגם </text:span><text:span text:style-name="T40">k&lt;60</text:span><text:span text:style-name="T41">, אז כל </text:span><text:span text:style-name="T41">s&gt;k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60</text:span><text:span text:style-name="T41">, אז כל </text:span><text:span text:style-name="T41">s&lt;20</text:span><text:span text:style-name="T41"> הוא ש”מ!</text:span></text:p>
              </text:list-item>
              <text:list-item>
                <text:p text:style-name="P5"><text:span text:style-name="T42">במכרז מחיר שני יש שיוויי-משקל “רעים”!</text:span><text:span text:style-name="T43"> </text:span><text:span text:style-name="T43"><text:line-break/></text:span><text:span text:style-name="T43">(לא יעילים, רווח נמוך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3.41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"כולם משלמים" - נחלק למקרים:</text:span></text:p>
            <text:list text:style-name="L2">
              <text:list-item>
                <text:p text:style-name="P5"><text:span text:style-name="T40">אם </text:span><text:span text:style-name="T40">k=0</text:span><text:span text:style-name="T41"> אז </text:span><text:span text:style-name="T41">s=1</text:span><text:span text:style-name="T41"> הוא ש”מ.</text:span></text:p>
              </text:list-item>
              <text:list-item>
                <text:p text:style-name="P5"><text:span text:style-name="T40">אם </text:span><text:span text:style-name="T40">k&gt;0</text:span><text:span text:style-name="T40"> </text:span><text:span text:style-name="T41">אז ס יגיד </text:span><text:span text:style-name="T41">2</text:span><text:span text:style-name="T41"> ואז כ יגיד </text:span><text:span text:style-name="T41">0</text:span><text:span text:style-name="T41"> – לא ש"מ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1.872cm" svg:x="1.4cm" svg:y="0.486cm" presentation:class="title" presentation:user-transformed="true">
          <draw:text-box>
            <text:p text:style-name="P1"><text:span text:style-name="T4">מכרז התדרים בניו-זילנד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2" text:id="id32" text:style-name="P5"><text:span text:style-name="T25">בשנת </text:span><text:span text:style-name="T25">1990</text:span><text:span text:style-name="T25"> החליטה ממשלת ניו-זילנד למכור תדרי-שידור במכרז מחיר שני. תוצאות לדוגמה:</text:span></text:p>
            <text:list text:style-name="L1">
              <text:list-item>
                <text:p xml:id="id33" text:id="id33" text:style-name="P5"><text:span text:style-name="T44">מחיר ראשון: </text:span><text:span text:style-name="T44">$100,000</text:span><text:span text:style-name="T44">. <text:s text:c="2"/>מחיר שני: </text:span><text:span text:style-name="T44">$6</text:span><text:span text:style-name="T44">!</text:span></text:p>
              </text:list-item>
              <text:list-item>
                <text:p xml:id="id34" text:id="id34" text:style-name="P5"><text:span text:style-name="T45">מחיר ראשון: </text:span><text:span text:style-name="T45">$7,000,000</text:span><text:span text:style-name="T45">. מחיר שני: </text:span><text:span text:style-name="T45">$5000</text:span><text:span text:style-name="T45">!</text:span></text:p>
              </text:list-item>
            </text:list>
            <text:p xml:id="id35" text:id="id35" text:style-name="P5"><text:span text:style-name="T25">לא ברור מה גרוע יותר – הפסד הרווחים, או העובדה שההצעות התפרסמו בציבור...</text:span></text:p>
            <text:p text:style-name="P5"><text:span text:style-name="T25"/></text:p>
            <text:p xml:id="id36" text:id="id36" text:style-name="P5"><text:span text:style-name="T46">בפעם הבאה הם השתמשו במכרז מחיר 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http://theory.stanford.edu/~tim/f13/l/l8.p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5.88cm" svg:height="15.208cm" svg:x="1.167cm" svg:y="3.504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7">מחיר שני</text:span></text:p>
              </table:table-cell>
              <table:table-cell>
                <text:p text:style-name="P12"><text:span text:style-name="T47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8">כן</text:span></text:p>
              </table:table-cell>
              <table:table-cell table:style-name="ce15">
                <text:p text:style-name="P12"><text:span text:style-name="T49">לא</text:span></text:p>
              </table:table-cell>
              <table:table-cell table:style-name="ce12">
                <text:p text:style-name="P12"><text:span text:style-name="T47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9">לא</text:span></text:p>
              </table:table-cell>
              <table:table-cell table:style-name="ce14">
                <text:p text:style-name="P12"><text:span text:style-name="T48">כן</text:span></text:p>
              </table:table-cell>
              <table:table-cell table:style-name="ce12">
                <text:p text:style-name="P12"><text:span text:style-name="T47">כל ש"מ הוא יעיל פארטו (הגבוה זוכה)</text:span></text:p>
              </table:table-cell>
            </table:table-row>
            <table:table-row table:style-name="ro27">
              <table:table-cell table:style-name="ce15">
                <text:p text:style-name="P12"><text:span text:style-name="T49">לא</text:span></text:p>
              </table:table-cell>
              <table:table-cell table:style-name="ce14">
                <text:p text:style-name="P12"><text:span text:style-name="T48">כן</text:span></text:p>
              </table:table-cell>
              <table:table-cell table:style-name="ce12">
                <text:p text:style-name="P12"><text:span text:style-name="T47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254cm" presentation:class="title" presentation:user-transformed="true">
          <draw:text-box>
            <text:p text:style-name="P1">משחק עם ידיעה לא שלמה<text:line-break/>(incomplete information)</text:p>
          </draw:text-box>
        </draw:frame>
        <draw:frame presentation:style-name="pr4" draw:text-style-name="P8" draw:layer="layout" svg:width="28cm" svg:height="16.422cm" svg:x="0cm" svg:y="4.152cm" presentation:class="outline" presentation:user-transformed="true">
          <draw:text-box>
            <text:list text:style-name="L2">
              <text:list-item>
                <text:p xml:id="id37" text:id="id37" text:style-name="P5"><text:span text:style-name="T39">במקרים רבים, טבלת התועלות לא ידועה.</text:span></text:p>
              </text:list-item>
              <text:list-item>
                <text:p xml:id="id38" text:id="id38" text:style-name="P5"><text:span text:style-name="T50">התועלות של שחקן תלויות ב"סוג" (</text:span><text:span text:style-name="T50">type</text:span><text:span text:style-name="T50">) שלו.</text:span></text:p>
              </text:list-item>
              <text:list-item>
                <text:p xml:id="id39" text:id="id39" text:style-name="P5"><text:span text:style-name="T50">כל שחקן יודע את:</text:span></text:p>
                <text:list>
                  <text:list-item>
                    <text:p xml:id="id40" text:id="id40" text:style-name="P5"><text:span text:style-name="T50">הסוג שלו (- ולכן גם התועלות שלו).</text:span></text:p>
                  </text:list-item>
                  <text:list-item>
                    <text:p xml:id="id41" text:id="id41" text:style-name="P5"><text:span text:style-name="T50">התפלגות-הסתברות על הסוגים של האחרים.</text:span></text:p>
                  </text:list-item>
                </text:list>
              </text:list-item>
            </text:list>
            <text:p xml:id="id42" text:id="id42" text:style-name="P5"><text:span text:style-name="T8">הגדרה</text:span><text:span text:style-name="T9">: שיווי-משקל בייס-נאש (</text:span><text:span text:style-name="T9">Bayes-Nash</text:span><text:span text:style-name="T9">):</text:span><text:span text:style-name="T9"><text:line-break/></text:span><text:span text:style-name="T9">לכל שחקן יש </text:span><text:span text:style-name="T31">פונקציה</text:span><text:span text:style-name="T9"> מהסוג לפעולה. </text:span><text:span text:style-name="T9"><text:line-break/></text:span><text:span text:style-name="T9">הפונקציה של כל שחקן נותנת לו ממוצע-תועלות גבוה ביותר בצירוף ז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2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3" text:id="id43" text:style-name="P5"><text:span text:style-name="T40">הסוג </text:span><text:span text:style-name="T41">של כל שחקן </text:span><text:span text:style-name="T51">j</text:span><text:span text:style-name="T41"> הוא ערך החפץ עבורו, </text:span><text:span text:style-name="T51">v</text:span><text:span text:style-name="T52">j</text:span><text:span text:style-name="T53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4" text:id="id44" text:style-name="P5"><text:span text:style-name="T54">הפעולה</text:span><text:span text:style-name="T55"> של כל שחקן היא ההכרזה שלו, <text:s/></text:span><text:span text:style-name="T56">b</text:span><text:span text:style-name="T57">j</text:span><text:span text:style-name="T55">.</text:span><text:span text:style-name="T58">נבדוק אם קיים ש”מ בייס-נאש עם: <text:s text:c="2"/></text:span><text:span text:style-name="T59">b</text:span><text:span text:style-name="T57">j</text:span><text:span text:style-name="T59">(v</text:span><text:span text:style-name="T57">j</text:span><text:span text:style-name="T59">) = a*v</text:span><text:span text:style-name="T57">j</text:span></text:p>
              </text:list-item>
              <text:list-item>
                <text:p xml:id="id45" text:id="id45" text:style-name="P5"><text:span text:style-name="T60">מה הייתם מכריזים במצב זה? [ניסוי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2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6" text:id="id46" text:style-name="P5"><text:span text:style-name="T40">הסוג </text:span><text:span text:style-name="T41">של כל שחקן </text:span><text:span text:style-name="T51">j</text:span><text:span text:style-name="T41"> הוא ערך החפץ עבורו, </text:span><text:span text:style-name="T51">v</text:span><text:span text:style-name="T52">j</text:span><text:span text:style-name="T53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7" text:id="id47" text:style-name="P5"><text:span text:style-name="T54">הפעולה</text:span><text:span text:style-name="T55"> של כל שחקן היא ההכרזה שלו, <text:s/></text:span><text:span text:style-name="T56">b</text:span><text:span text:style-name="T57">j</text:span><text:span text:style-name="T55">.</text:span><text:span text:style-name="T58">נבדוק אם קיים ש”מ בייס-נאש עם: <text:s text:c="2"/></text:span><text:span text:style-name="T59">b</text:span><text:span text:style-name="T57">j</text:span><text:span text:style-name="T59">(v</text:span><text:span text:style-name="T57">j</text:span><text:span text:style-name="T59">) = a*v</text:span><text:span text:style-name="T57">j</text:span></text:p>
              </text:list-item>
              <text:list-item>
                <text:p xml:id="id48" text:id="id48" text:style-name="P5"><text:span text:style-name="T61">נניח ששחקן </text:span><text:span text:style-name="T61">1</text:span><text:span text:style-name="T61"> מכריז </text:span><text:span text:style-name="T62">x*v</text:span><text:span text:style-name="T63">1</text:span><text:span text:style-name="T61"> ושחקן </text:span><text:span text:style-name="T61">2</text:span><text:span text:style-name="T61"> מכריז </text:span><text:span text:style-name="T62">y*v</text:span><text:span text:style-name="T63">2</text:span><text:span text:style-name="T61">.</text:span></text:p>
              </text:list-item>
              <text:list-item>
                <text:p xml:id="id49" text:id="id49" text:style-name="P23"><text:span text:style-name="T62">u</text:span><text:span text:style-name="T63">2</text:span><text:span text:style-name="T62">(y) = ProbOfWinning * UtilityWhenWinning</text:span><text:span text:style-name="T62"><text:line-break/></text:span><text:span text:style-name="T62"> <text:s text:c="8"/>= Pr[v</text:span><text:span text:style-name="T63">1</text:span><text:span text:style-name="T62">&lt;(y/x)*v</text:span><text:span text:style-name="T63">2</text:span><text:span text:style-name="T62">] * v</text:span><text:span text:style-name="T63">2</text:span><text:span text:style-name="T62">*(1-y)</text:span><text:span text:style-name="T62"><text:line-break/></text:span><text:span text:style-name="T62"> <text:s text:c="8"/>= <text:s/>(y/x)*v</text:span><text:span text:style-name="T63">2</text:span><text:span text:style-name="T62"> <text:s/>/ 30 <text:s/>* <text:s/>v</text:span><text:span text:style-name="T63">2</text:span><text:span text:style-name="T62">*(1-y)</text:span></text:p>
              </text:list-item>
              <text:list-item>
                <text:p xml:id="id50" text:id="id50" text:style-name="P5"><text:span text:style-name="T64">גוזרים ומגלים שהמקסימום מתקבל עבור </text:span><text:span text:style-name="T64">y=1/2</text:span><text:span text:style-name="T6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23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4" draw:layer="layout" svg:width="27.178cm" svg:height="19.038cm" svg:x="0.508cm" svg:y="1.962cm" presentation:class="outline" presentation:user-transformed="true">
          <draw:text-box>
            <text:list text:style-name="L2">
              <text:list-item>
                <text:p xml:id="id51" text:id="id51" text:style-name="P5"><text:span text:style-name="T65">מצאנו שיווי-משקל בייס-נאש:</text:span></text:p>
              </text:list-item>
              <text:list-item>
                <text:p xml:id="id52" text:id="id52" text:style-name="P23"><text:span text:style-name="T66">b</text:span><text:span text:style-name="T67">j</text:span><text:span text:style-name="T66">(v</text:span><text:span text:style-name="T67">j</text:span><text:span text:style-name="T66">) = v</text:span><text:span text:style-name="T67">j <text:s/></text:span><text:span text:style-name="T68">/ 2</text:span></text:p>
              </text:list-item>
              <text:list-item>
                <text:p xml:id="id53" text:id="id53" text:style-name="P5"><text:span text:style-name="T69">תוחלת הרווח של המוכר בשיווי-משקל:</text:span></text:p>
              </text:list-item>
              <text:list-item>
                <text:p xml:id="id54" text:id="id54" text:style-name="P23"><text:span text:style-name="T69">E [max(</text:span><text:span text:style-name="T70">v</text:span><text:span text:style-name="T71">1</text:span><text:span text:style-name="T70">,v</text:span><text:span text:style-name="T71">2</text:span><text:span text:style-name="T69">)] / 2 <text:s/>= <text:s/>[2/3] / 2 <text:s text:c="2"/>= <text:s text:c="2"/></text:span><text:span text:style-name="T72">1/3</text:span></text:p>
              </text:list-item>
              <text:list-item>
                <text:p xml:id="id55" text:id="id55" text:style-name="P5"><text:span text:style-name="T73">במכרז מחיר שני יש ש"מ באסטרטגיות שולטות:</text:span></text:p>
              </text:list-item>
              <text:list-item>
                <text:p xml:id="id56" text:id="id56" text:style-name="P23"><text:span text:style-name="T68">b</text:span><text:span text:style-name="T67">j</text:span><text:span text:style-name="T68">(v</text:span><text:span text:style-name="T67">j</text:span><text:span text:style-name="T68">) = v</text:span><text:span text:style-name="T67">j <text:s/></text:span></text:p>
              </text:list-item>
              <text:list-item>
                <text:p xml:id="id57" text:id="id57" text:style-name="P5"><text:span text:style-name="T69">תוחלת הרווח של המוכר בשיווי-משקל:</text:span></text:p>
              </text:list-item>
              <text:list-item>
                <text:p xml:id="id58" text:id="id58" text:style-name="P23"><text:span text:style-name="T69">E [max(</text:span><text:span text:style-name="T70">v</text:span><text:span text:style-name="T71">1</text:span><text:span text:style-name="T70">,v</text:span><text:span text:style-name="T71">2</text:span><text:span text:style-name="T69">)] <text:s text:c="26"/>= <text:s/></text:span><text:span text:style-name="T72">1/3</text:span></text:p>
              </text:list-item>
              <text:list-item>
                <text:p xml:id="id59" text:id="id59" text:style-name="P5"><text:span text:style-name="T74">השיוויון ברווחים אינו מקרי – זו דוגמה למשפט שקילות הרווח – </text:span><text:span text:style-name="T74">Revenue Equivalence</text:span><text:span text:style-name="T7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7T09:22:56.420556405</dc:date>
    <meta:editing-duration>P6DT8H23M37S</meta:editing-duration>
    <meta:editing-cycles>1083</meta:editing-cycles>
    <meta:generator>LibreOffice/5.1.6.2$Linux_X86_64 LibreOffice_project/10m0$Build-2</meta:generator>
    <meta:document-statistic meta:object-count="209"/>
  </office:meta>
</office:document-meta>
</file>